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omp.h&gt;</text:p>
      <text:p text:style-name="Standard">#include&lt;stdio.h&gt;</text:p>
      <text:p text:style-name="Standard">int main(int argc, char const *argv[])</text:p>
      <text:p text:style-name="Standard">{</text:p>
      <text:p text:style-name="Standard"/>
      <text:p text:style-name="Standard"><text:s text:c="4"/>// #pragma omp <text:s/>parallel</text:p>
      <text:p text:style-name="Standard"><text:s text:c="4"/>// {</text:p>
      <text:p text:style-name="Standard"><text:s text:c="4"/>// <text:s/>if (omp_in_parallel())</text:p>
      <text:p text:style-name="Standard"/>
      <text:p text:style-name="Standard"/>
      <text:p text:style-name="Standard"><text:s text:c="4"/>// {</text:p>
      <text:p text:style-name="Standard"><text:s text:c="4"/>// printf("in parelle\n");</text:p>
      <text:p text:style-name="Standard"><text:s text:c="4"/>// }else{</text:p>
      <text:p text:style-name="Standard"><text:s text:c="4"/>// <text:s text:c="4"/>printf("Not in parallel\n");</text:p>
      <text:p text:style-name="Standard"><text:s text:c="4"/>// }</text:p>
      <text:p text:style-name="Standard"><text:s text:c="4"/>// }</text:p>
      <text:p text:style-name="Standard"/>
      <text:p text:style-name="Standard"><text:s text:c="4"/>omp_set_num_threads(4);</text:p>
      <text:p text:style-name="Standard"><text:s text:c="4"/>int v = 1234;</text:p>
      <text:p text:style-name="Standard"><text:s text:c="4"/>printf("Value of VAl before paraller regin = %d \n" , v);</text:p>
      <text:p text:style-name="Standard"/>
      <text:p text:style-name="Standard"><text:s text:c="4"/>#pragma omp parallel private(v)</text:p>
      <text:p text:style-name="Standard"><text:s text:c="4"/></text:p>
      <text:p text:style-name="Standard"><text:s text:c="4"/>{</text:p>
      <text:p text:style-name="Standard"><text:s text:c="8"/></text:p>
      <text:p text:style-name="Standard"><text:s text:c="8"/>printf("Thread %d <text:s/>Sees Value = <text:s/>%d and Update it to be : %d\n" , omp_get_thread_num() , v , omp_get_thread_num() );</text:p>
      <text:p text:style-name="Standard"><text:s text:c="8"/>v = omp_get_thread_num();</text:p>
      <text:p text:style-name="Standard"><text:s text:c="8"/>printf("Thread %d <text:s/>Sees Value = <text:s/>%d and Update it to be : %d\n" , omp_get_thread_num() , v , omp_get_thread_num() );</text:p>
      <text:p text:style-name="Standard"><text:s text:c="8"/></text:p>
      <text:p text:style-name="Standard"/>
      <text:p text:style-name="Standard"><text:s text:c="4"/>}</text:p>
      <text:p text:style-name="Standard"><text:s text:c="4"/>printf("\n");</text:p>
      <text:p text:style-name="Standard"/>
      <text:p text:style-name="Standard"/>
      <text:p text:style-name="Standard"><text:s text:c="4"/>#pragma omp parallel firstprivate(v)</text:p>
      <text:p text:style-name="Standard"><text:s text:c="4"/></text:p>
      <text:p text:style-name="Standard"><text:s text:c="4"/>{</text:p>
      <text:p text:style-name="Standard"/>
      <text:p text:style-name="Standard"><text:s text:c="8"/>printf("Thread %d <text:s/>Sees Value = <text:s/>%d and Update it to be : %d\n" , omp_get_thread_num() , v , omp_get_thread_num() );</text:p>
      <text:p text:style-name="Standard"><text:s text:c="8"/>v = v+6;</text:p>
      <text:p text:style-name="Standard"><text:s text:c="8"/>printf("Thread %d <text:s/>Sees Value = <text:s/>%d and Update it to be : %d\n" , omp_get_thread_num() , v , omp_get_thread_num() );</text:p>
      <text:p text:style-name="Standard"><text:s text:c="4"/>}</text:p>
      <text:p text:style-name="Standard"/>
      <text:p text:style-name="Standard"><text:s text:c="9"/>printf("Value of VAl After paraller regin = %d\n" , v);</text:p>
      <text:p text:style-name="Standard"><text:s text:c="7"/></text:p>
      <text:p text:style-name="Standard"><text:s text:c="4"/>return 0;</text:p>
      <text:p text:style-name="Standard"/>
      <text:p text:style-name="Standard"><text:s/></text:p>
      <text:p text:style-name="Standard"><text:soft-pag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 - &gt;</text:p>
      <text:p text:style-name="Standard"/>
      <text:p text:style-name="Standard"/>
      <text:p text:style-name="Standard"/>
      <text:p text:style-name="Standard">#include &lt;stdio.h&gt;</text:p>
      <text:p text:style-name="Standard">#include &lt;omp.h&gt;</text:p>
      <text:p text:style-name="Standard"/>
      <text:p text:style-name="Standard">void main()</text:p>
      <text:p text:style-name="Standard">{</text:p>
      <text:p text:style-name="Standard"/>
      <text:p text:style-name="Standard"><text:s text:c="2"/></text:p>
      <text:p text:style-name="Standard"><text:s text:c="2"/>int sum2 = 0;</text:p>
      <text:p text:style-name="Standard"><text:s text:c="2"/>int sum = 0;</text:p>
      <text:p text:style-name="Standard"/>
      <text:p text:style-name="Standard"><text:s text:c="2"/>omp_set_num_threads(4);</text:p>
      <text:p text:style-name="Standard"/>
      <text:p text:style-name="Standard"><text:s text:c="2"/>int arr[200];</text:p>
      <text:p text:style-name="Standard"><text:s text:c="2"/>for (int i = 0; i &lt; 200; ++i)</text:p>
      <text:p text:style-name="Standard"><text:s text:c="2"/>{</text:p>
      <text:p text:style-name="Standard"/>
      <text:p text:style-name="Standard"><text:s text:c="4"/>arr[i] = 25;</text:p>
      <text:p text:style-name="Standard"><text:s text:c="2"/>}</text:p>
      <text:p text:style-name="Standard"/>
      <text:p text:style-name="Standard"><text:s text:c="2"/>#pragma omp parallel for lastprivate (sum) //firstprivate(arr)</text:p>
      <text:p text:style-name="Standard"><text:s text:c="4"/>for (int i = 0; i &lt; 200; ++i)</text:p>
      <text:p text:style-name="Standard"><text:s text:c="4"/>{</text:p>
      <text:p text:style-name="Standard"><text:s text:c="6"/>printf("hello\n");</text:p>
      <text:p text:style-name="Standard"><text:s text:c="5"/>sum = sum + arr[i];</text:p>
      <text:p text:style-name="Standard"><text:s text:c="4"/>}</text:p>
      <text:p text:style-name="Standard"/>
      <text:p text:style-name="Standard"/>
      <text:p text:style-name="Standard">printf("%d 1st\n", sum);</text:p>
      <text:p text:style-name="Standard">printf("%d 2nd\n", sum2);</text:p>
      <text:p text:style-name="Standard"/>
      <text:p text:style-name="Standard"><text:s text:c="2"/>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3-&gt;</text:p>
      <text:p text:style-name="Standard"/>
      <text:p text:style-name="Standard">#include &lt;stdio.h&gt;</text:p>
      <text:p text:style-name="Standard">#include &lt;time.h&gt;</text:p>
      <text:p text:style-name="Standard"/>
      <text:p text:style-name="Standard">#define ITERATIONS 1000000000</text:p>
      <text:p text:style-name="Standard"/>
      <text:p text:style-name="Standard">int main() {</text:p>
      <text:p text:style-name="Standard"><text:s text:c="4"/>clock_t start_time = clock(); // Record the start time</text:p>
      <text:p text:style-name="Standard"><text:s text:c="4"/>long long result = 0;</text:p>
      <text:p text:style-name="Standard"/>
      <text:p text:style-name="Standard"><text:s text:c="4"/>for (int i = 0; i &lt; ITERATIONS; i++) {</text:p>
      <text:p text:style-name="Standard"><text:s text:c="8"/>for (int j = 0; j &lt; 10; j++)</text:p>
      <text:p text:style-name="Standard"><text:s text:c="8"/>{</text:p>
      <text:p text:style-name="Standard"><text:s text:c="12"/>result += i * i;</text:p>
      <text:p text:style-name="Standard"><text:s text:c="8"/>}</text:p>
      <text:p text:style-name="Standard"><text:s text:c="8"/></text:p>
      <text:p text:style-name="Standard"><text:s text:c="8"/></text:p>
      <text:p text:style-name="Standard"><text:s text:c="4"/>}</text:p>
      <text:p text:style-name="Standard"/>
      <text:p text:style-name="Standard"><text:s text:c="4"/>clock_t end_time = clock(); // Record the end time</text:p>
      <text:p text:style-name="Standard"/>
      <text:p text:style-name="Standard"><text:s text:c="4"/>double elapsed_time = (double)(end_time - start_time) / CLOCKS_PER_SEC;</text:p>
      <text:p text:style-name="Standard"><text:s text:c="4"/>printf("Result: %lld\n", result);</text:p>
      <text:p text:style-name="Standard"><text:s text:c="4"/>printf("Elapsed time: %.2f seconds\n", elapsed_time);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>4-&gt;</text:p>
      <text:p text:style-name="Standard">#include&lt;stdio.h&gt;</text:p>
      <text:p text:style-name="Standard">#include&lt;omp.h&gt;</text:p>
      <text:p text:style-name="Standard"/>
      <text:p text:style-name="Standard">int main()</text:p>
      <text:p text:style-name="Standard">{</text:p>
      <text:p text:style-name="Standard"><text:s text:c="4"/>omp_set_num_threads(2);</text:p>
      <text:p text:style-name="Standard"/>
      <text:p text:style-name="Standard"/>
      <text:p text:style-name="Standard"><text:s text:c="8"/>#pragma omp orderd parallel for </text:p>
      <text:p text:style-name="Standard"><text:s text:c="10"/>for(int t <text:s/>= 0; t&lt;10; t++){</text:p>
      <text:p text:style-name="Standard"><text:s text:c="16"/>printf("%d\n",t);</text:p>
      <text:p text:style-name="Standard"><text:s text:c="16"/>printf("**%d**\n" , omp_get_thread_num()); <text:s text:c="8"/></text:p>
      <text:p text:style-name="Standard"><text:s text:c="13"/>}</text:p>
      <text:p text:style-name="Standard"><text:s text:c="4"/>return 0;</text:p>
      <text:p text:style-name="Standard">}</text:p>
      <text:p text:style-name="Standard"/>
      <text:p text:style-name="Standard"/>
      <text:p text:style-name="Standard"><text:soft-page-break/></text:p>
      <text:p text:style-name="Standard">5-&gt;</text:p>
      <text:p text:style-name="Standard"/>
      <text:p text:style-name="Standard"/>
      <text:p text:style-name="Standard"/>
      <text:p text:style-name="Standard">#include&lt;stdio.h&gt;</text:p>
      <text:p text:style-name="Standard">#include&lt;omp.h&gt;</text:p>
      <text:p text:style-name="Standard"/>
      <text:p text:style-name="Standard">int main()</text:p>
      <text:p text:style-name="Standard">{</text:p>
      <text:p text:style-name="Standard"><text:s text:c="4"/>int a = 10;</text:p>
      <text:p text:style-name="Standard"><text:s text:c="4"/>int b = 20;</text:p>
      <text:p text:style-name="Standard"><text:s text:c="4"/>int c = 20;</text:p>
      <text:p text:style-name="Standard"><text:s text:c="4"/>omp_set_num_threads(5);</text:p>
      <text:p text:style-name="Standard"/>
      <text:p text:style-name="Standard"><text:s text:c="8"/>#pragma omp parallel for lastprivate(c)</text:p>
      <text:p text:style-name="Standard"><text:s text:c="10"/>for(int t <text:s/>= 0; t&lt;5; t++){</text:p>
      <text:p text:style-name="Standard"><text:s text:c="16"/></text:p>
      <text:p text:style-name="Standard"><text:s text:c="16"/>printf("**%d** and c = %d\n" , omp_get_thread_num() ,c);</text:p>
      <text:p text:style-name="Standard"><text:s text:c="16"/>c = a+b;</text:p>
      <text:p text:style-name="Standard"><text:s text:c="16"/>printf("**%d** and c = %d\n" , omp_get_thread_num() , c); <text:s text:c="8"/></text:p>
      <text:p text:style-name="Standard"><text:s text:c="13"/>}</text:p>
      <text:p text:style-name="Standard"><text:s text:c="13"/></text:p>
      <text:p text:style-name="Standard"><text:s text:c="5"/>printf("%d\n" , c); <text:s text:c="7"/>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>6-&gt;</text:p>
      <text:p text:style-name="Standard"/>
      <text:p text:style-name="Standard">#include&lt;stdio.h&gt;</text:p>
      <text:p text:style-name="Standard">#include &lt;time.h&gt;</text:p>
      <text:p text:style-name="Standard">#include &lt;string.h&gt;</text:p>
      <text:p text:style-name="Standard"/>
      <text:p text:style-name="Standard"/>
      <text:p text:style-name="Standard"/>
      <text:p text:style-name="Standard">int main()</text:p>
      <text:p text:style-name="Standard">{</text:p>
      <text:p text:style-name="Standard"/>
      <text:p text:style-name="Standard"><text:s text:c="4"/>double sum = 0;</text:p>
      <text:p text:style-name="Standard"><text:s text:c="4"/>double sum2 = 0;</text:p>
      <text:p text:style-name="Standard"/>
      <text:p text:style-name="Standard"><text:s text:c="2"/></text:p>
      <text:p text:style-name="Standard"><text:s text:c="4"/>for(int i = 1;i&lt;50000;i++){</text:p>
      <text:p text:style-name="Standard"/>
      <text:p text:style-name="Standard"><text:s text:c="8"/>sum = sum+i;</text:p>
      <text:p text:style-name="Standard"><text:s text:c="9"/>for(int j = 1;j&lt;50000;j++){</text:p>
      <text:p text:style-name="Standard"/>
      <text:p text:style-name="Standard"><text:s text:c="8"/>sum2 = sum2+j;</text:p>
      <text:p text:style-name="Standard"><text:s text:c="4"/>}</text:p>
      <text:p text:style-name="Standard"><text:s text:c="4"/>}</text:p>
      <text:p text:style-name="Standard"><text:soft-page-break/></text:p>
      <text:p text:style-name="Standard"><text:s text:c="3"/></text:p>
      <text:p text:style-name="Standard"/>
      <text:p text:style-name="Standard"><text:s text:c="4"/>printf("Addition is = %lf" , sum);</text:p>
      <text:p text:style-name="Standard"><text:s text:c="4"/>printf("\n");</text:p>
      <text:p text:style-name="Standard"><text:s text:c="4"/>printf("Addition is = %lf\n" , sum+sum2);</text:p>
      <text:p text:style-name="Standard"><text:s/>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>7=&gt;</text:p>
      <text:p text:style-name="Standard"><text:s/>#include &lt;stdio.h&gt;</text:p>
      <text:p text:style-name="Standard"><text:s/>#include &lt;stdlib.h&gt;</text:p>
      <text:p text:style-name="Standard"><text:s/>#include &lt;time.h&gt;</text:p>
      <text:p text:style-name="Standard"><text:s text:c="2"/>#include &lt;omp.h&gt;</text:p>
      <text:p text:style-name="Standard">int main() {</text:p>
      <text:p text:style-name="Standard"/>
      <text:p text:style-name="Standard"><text:s text:c="4"/>omp_set_num_threads(30);</text:p>
      <text:p text:style-name="Standard"><text:s text:c="4"/>clock_t start_time = clock(); </text:p>
      <text:p text:style-name="Standard"><text:s text:c="4"/>int m, n, p, i, j, k;</text:p>
      <text:p text:style-name="Standard"><text:s text:c="3"/>printf("Enter the number of rows and columns of the first matrix: ");</text:p>
      <text:p text:style-name="Standard"><text:s text:c="3"/>scanf("%d %d", &amp;m, &amp;n);</text:p>
      <text:p text:style-name="Standard"><text:s text:c="3"/>printf("Enter the number of columns of the second matrix: ");</text:p>
      <text:p text:style-name="Standard"><text:s text:c="3"/>scanf("%d", &amp;p);</text:p>
      <text:p text:style-name="Standard"/>
      <text:p text:style-name="Standard"><text:s text:c="3"/>double a[m][n], b[n][p], c[m][p];</text:p>
      <text:p text:style-name="Standard"/>
      <text:p text:style-name="Standard"><text:s text:c="3"/></text:p>
      <text:p text:style-name="Standard"><text:s text:c="3"/>printf("Entering the elements of the first matrix:\n");</text:p>
      <text:p text:style-name="Standard"><text:s text:c="3"/>double val;</text:p>
      <text:p text:style-name="Standard"><text:s text:c="3"/>scanf("%lf",&amp;val);</text:p>
      <text:p text:style-name="Standard"><text:s text:c="3"/></text:p>
      <text:p text:style-name="Standard"><text:s text:c="3"/>for (i = 0; i &lt; m; i++) {</text:p>
      <text:p text:style-name="Standard"><text:s text:c="7"/>for (j = 0; j &lt; n; j++) {</text:p>
      <text:p text:style-name="Standard"><text:s text:c="12"/>a[i][j] = val; <text:s text:c="6"/></text:p>
      <text:p text:style-name="Standard"><text:s text:c="7"/>}</text:p>
      <text:p text:style-name="Standard"><text:s text:c="3"/>}</text:p>
      <text:p text:style-name="Standard"><text:s text:c="5"/></text:p>
      <text:p text:style-name="Standard"><text:s text:c="3"/>printf("Enter the element of the second matrix:\n");</text:p>
      <text:p text:style-name="Standard"><text:s text:c="3"/>double val2;</text:p>
      <text:p text:style-name="Standard"><text:s text:c="3"/>scanf("%lf", &amp;val2);</text:p>
      <text:p text:style-name="Standard"><text:s text:c="3"/>for (i = 0; i &lt; n; i++) {</text:p>
      <text:p text:style-name="Standard"><text:s text:c="7"/>for (j = 0; j &lt; p; j++) {</text:p>
      <text:p text:style-name="Standard"><text:s text:c="11"/>b[i][j] = val2;</text:p>
      <text:p text:style-name="Standard"><text:s text:c="7"/>}</text:p>
      <text:p text:style-name="Standard"><text:s text:c="3"/>}</text:p>
      <text:p text:style-name="Standard"/>
      <text:p text:style-name="Standard"><text:s text:c="3"/>//#pragma omp parallel for</text:p>
      <text:p text:style-name="Standard"><text:soft-page-break/><text:s text:c="3"/>for (i = 0; i &lt; m; i++) {</text:p>
      <text:p text:style-name="Standard"><text:s text:c="7"/>for (j = 0; j &lt; p; j++) {</text:p>
      <text:p text:style-name="Standard"><text:s text:c="11"/>c[i][j] = 0;</text:p>
      <text:p text:style-name="Standard"><text:s text:c="11"/>for (k = 0; k &lt; n; k++) {</text:p>
      <text:p text:style-name="Standard"><text:s text:c="15"/>c[i][j] += a[i][k] * b[k][j];</text:p>
      <text:p text:style-name="Standard"><text:s text:c="11"/>}</text:p>
      <text:p text:style-name="Standard"><text:s text:c="7"/>}</text:p>
      <text:p text:style-name="Standard"><text:s text:c="3"/>}</text:p>
      <text:p text:style-name="Standard"/>
      <text:p text:style-name="Standard"><text:s/></text:p>
      <text:p text:style-name="Standard"><text:s text:c="3"/>printf("The product of the two matrices is:\n");</text:p>
      <text:p text:style-name="Standard"><text:s text:c="3"/>for (i = 0; i &lt; m; i++) {</text:p>
      <text:p text:style-name="Standard"><text:s text:c="7"/>for (j = 0; j &lt; p; j++) {</text:p>
      <text:p text:style-name="Standard"><text:s text:c="11"/>printf("%.1lf ", c[i][j]);</text:p>
      <text:p text:style-name="Standard"><text:s text:c="7"/>}</text:p>
      <text:p text:style-name="Standard"><text:s text:c="7"/>printf("\n");</text:p>
      <text:p text:style-name="Standard"><text:s text:c="3"/>}</text:p>
      <text:p text:style-name="Standard"/>
      <text:p text:style-name="Standard"><text:s text:c="3"/>clock_t end_time = clock(); // Record the end time</text:p>
      <text:p text:style-name="Standard"/>
      <text:p text:style-name="Standard"><text:s text:c="4"/>double elapsed_time = (double)(end_time - start_time) / CLOCKS_PER_SEC;</text:p>
      <text:p text:style-name="Standard"><text:s text:c="4"/>printf("Elapsed time: %.2f mileseconds\n", elapsed_time);</text:p>
      <text:p text:style-name="Standard"/>
      <text:p text:style-name="Standard"/>
      <text:p text:style-name="Standard"><text:s text:c="3"/>return 0;</text:p>
      <text:p text:style-name="Standard">}</text:p>
      <text:p text:style-name="Standard"/>
      <text:p text:style-name="Standard">8=&gt;</text:p>
      <text:p text:style-name="Standard"/>
      <text:p text:style-name="Standard"><text:s text:c="2"/>#include &lt;stdio.h&gt;</text:p>
      <text:p text:style-name="Standard">#include &lt;stdlib.h&gt;</text:p>
      <text:p text:style-name="Standard">#include &lt;time.h&gt;</text:p>
      <text:p text:style-name="Standard"/>
      <text:p text:style-name="Standard">int main() {</text:p>
      <text:p text:style-name="Standard"><text:s text:c="4"/>clock_t start_time = clock(); </text:p>
      <text:p text:style-name="Standard"><text:s text:c="4"/>int m, n, p, i, j, k;</text:p>
      <text:p text:style-name="Standard"><text:s text:c="3"/>printf("Enter the number of rows and columns of the first matrix: ");</text:p>
      <text:p text:style-name="Standard"><text:s text:c="3"/>scanf("%d %d", &amp;m, &amp;n);</text:p>
      <text:p text:style-name="Standard"><text:s text:c="3"/>printf("Enter the number of columns of the second matrix: ");</text:p>
      <text:p text:style-name="Standard"><text:s text:c="3"/>scanf("%d", &amp;p);</text:p>
      <text:p text:style-name="Standard"/>
      <text:p text:style-name="Standard"><text:s text:c="3"/>double a[m][n], b[n][p], c[m][p];</text:p>
      <text:p text:style-name="Standard"/>
      <text:p text:style-name="Standard"><text:s text:c="3"/>printf("Enter the elements of the first matrix:\n");</text:p>
      <text:p text:style-name="Standard"><text:s text:c="3"/>for (i = 0; i &lt; m; i++) {</text:p>
      <text:p text:style-name="Standard"><text:s text:c="7"/>for (j = 0; j &lt; n; j++) {</text:p>
      <text:p text:style-name="Standard"><text:s text:c="11"/>scanf("%lf", &amp;a[i][j]);</text:p>
      <text:p text:style-name="Standard"><text:s text:c="7"/>}</text:p>
      <text:p text:style-name="Standard"><text:s text:c="3"/>}</text:p>
      <text:p text:style-name="Standard"/>
      <text:p text:style-name="Standard"><text:s text:c="3"/>printf("Enter the elements of the second matrix:\n");</text:p>
      <text:p text:style-name="Standard"><text:s text:c="3"/>for (i = 0; i &lt; n; i++) {</text:p>
      <text:p text:style-name="Standard"><text:soft-page-break/><text:s text:c="7"/>for (j = 0; j &lt; p; j++) {</text:p>
      <text:p text:style-name="Standard"><text:s text:c="11"/>scanf("%lf", &amp;b[i][j]);</text:p>
      <text:p text:style-name="Standard"><text:s text:c="7"/>}</text:p>
      <text:p text:style-name="Standard"><text:s text:c="3"/>}</text:p>
      <text:p text:style-name="Standard"/>
      <text:p text:style-name="Standard"/>
      <text:p text:style-name="Standard"><text:s text:c="3"/>for (i = 0; i &lt; m; i++) {</text:p>
      <text:p text:style-name="Standard"><text:s text:c="7"/>for (j = 0; j &lt; p; j++) {</text:p>
      <text:p text:style-name="Standard"><text:s text:c="11"/>c[i][j] = 0;</text:p>
      <text:p text:style-name="Standard"><text:s text:c="11"/>for (k = 0; k &lt; n; k++) {</text:p>
      <text:p text:style-name="Standard"><text:s text:c="15"/>c[i][j] += a[i][k] * b[k][j];</text:p>
      <text:p text:style-name="Standard"><text:s text:c="11"/>}</text:p>
      <text:p text:style-name="Standard"><text:s text:c="7"/>}</text:p>
      <text:p text:style-name="Standard"><text:s text:c="3"/>}</text:p>
      <text:p text:style-name="Standard"/>
      <text:p text:style-name="Standard"><text:s/></text:p>
      <text:p text:style-name="Standard"><text:s text:c="3"/>printf("The product of the two matrices is:\n");</text:p>
      <text:p text:style-name="Standard"><text:s text:c="3"/>for (i = 0; i &lt; m; i++) {</text:p>
      <text:p text:style-name="Standard"><text:s text:c="7"/>for (j = 0; j &lt; p; j++) {</text:p>
      <text:p text:style-name="Standard"><text:s text:c="11"/>printf("%.1lf ", c[i][j]);</text:p>
      <text:p text:style-name="Standard"><text:s text:c="7"/>}</text:p>
      <text:p text:style-name="Standard"><text:s text:c="7"/>printf("\n");</text:p>
      <text:p text:style-name="Standard"><text:s text:c="3"/>}</text:p>
      <text:p text:style-name="Standard"/>
      <text:p text:style-name="Standard"><text:s text:c="3"/>clock_t end_time = clock(); // Record the end time</text:p>
      <text:p text:style-name="Standard"/>
      <text:p text:style-name="Standard"><text:s text:c="4"/>double elapsed_time = (double)(end_time - start_time) / CLOCKS_PER_SEC;</text:p>
      <text:p text:style-name="Standard"><text:s text:c="4"/>printf("Elapsed time: %.2f seconds\n", elapsed_time);</text:p>
      <text:p text:style-name="Standard"/>
      <text:p text:style-name="Standard"/>
      <text:p text:style-name="Standard"><text:s text:c="3"/>return 0;</text:p>
      <text:p text:style-name="Standard">}</text:p>
      <text:p text:style-name="Standard"/>
      <text:p text:style-name="Standard"/>
      <text:p text:style-name="Standard">9 =&gt;</text:p>
      <text:p text:style-name="Standard"/>
      <text:p text:style-name="Standard">#include&lt;stdio.h&gt;</text:p>
      <text:p text:style-name="Standard">#include&lt;omp.h&gt;</text:p>
      <text:p text:style-name="Standard"/>
      <text:p text:style-name="Standard">static long num_staps = 4;</text:p>
      <text:p text:style-name="Standard">double step;</text:p>
      <text:p text:style-name="Standard">int main(){</text:p>
      <text:p text:style-name="Standard"/>
      <text:p text:style-name="Standard">int i;</text:p>
      <text:p text:style-name="Standard">double pi , x ,sum = 0.0;</text:p>
      <text:p text:style-name="Standard">step=1.0/(double)num_staps ;</text:p>
      <text:p text:style-name="Standard"/>
      <text:p text:style-name="Standard">{</text:p>
      <text:p text:style-name="Standard"><text:s text:c="4"/>double x;</text:p>
      <text:p text:style-name="Standard"/>
      <text:p text:style-name="Standard"><text:s text:c="4"/>#pragma omp parallel for reduction(+:sum) private(x,i)</text:p>
      <text:p text:style-name="Standard"><text:s text:c="4"/>for (i=0 ; i &lt; num_staps ; ++i){</text:p>
      <text:p text:style-name="Standard"><text:soft-page-break/><text:s text:c="8"/>x=(double)(i+0.5)*step;</text:p>
      <text:p text:style-name="Standard"><text:s text:c="8"/>sum = sum + 4.0/(1.0 + x * x);</text:p>
      <text:p text:style-name="Standard"><text:s text:c="4"/>}</text:p>
      <text:p text:style-name="Standard"/>
      <text:p text:style-name="Standard">}</text:p>
      <text:p text:style-name="Standard"/>
      <text:p text:style-name="Standard">pi = step * sum;</text:p>
      <text:p text:style-name="Standard">printf("The value of PI is %f\n",pi);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-&gt;</text:p>
      <text:p text:style-name="Standard"/>
      <text:p text:style-name="Standard"/>
      <text:p text:style-name="Standard"/>
      <text:p text:style-name="Standard"/>
      <text:p text:style-name="Standard">#include&lt;stdio.h&gt;</text:p>
      <text:p text:style-name="Standard">//#include &lt;omp.h&gt;</text:p>
      <text:p text:style-name="Standard"/>
      <text:p text:style-name="Standard"/>
      <text:p text:style-name="Standard"/>
      <text:p text:style-name="Standard">int main(void)</text:p>
      <text:p text:style-name="Standard">{</text:p>
      <text:p text:style-name="Standard"><text:s text:c="4"/>int cnt = 0;</text:p>
      <text:p text:style-name="Standard"><text:s text:c="4"/>int cnt2 = 0;</text:p>
      <text:p text:style-name="Standard"/>
      <text:p text:style-name="Standard"><text:s text:c="9"/>omp_set_num_threads(2); </text:p>
      <text:p text:style-name="Standard"><text:s text:c="9"/>#pragma omp parallel</text:p>
      <text:p text:style-name="Standard"><text:s text:c="8"/>{</text:p>
      <text:p text:style-name="Standard"><text:s text:c="14"/>//cnt2++;</text:p>
      <text:p text:style-name="Standard"><text:s text:c="14"/>//int id = omp_get_thread_num();</text:p>
      <text:p text:style-name="Standard"><text:s text:c="14"/>//cnt++; </text:p>
      <text:p text:style-name="Standard"><text:s text:c="14"/>//printf(" %d) <text:s/>|| %d) Hello World from thread (%d)\n",cnt2 ,cnt, id);</text:p>
      <text:p text:style-name="Standard"><text:s text:c="9"/></text:p>
      <text:p text:style-name="Standard"><text:s text:c="12"/>for(int t <text:s/>= 0; t&lt;10; t++)</text:p>
      <text:p text:style-name="Standard"><text:s text:c="12"/>{</text:p>
      <text:p text:style-name="Standard"><text:s text:c="16"/>printf("%d\n",t); <text:s text:c="15"/>/* code */</text:p>
      <text:p text:style-name="Standard"><text:s text:c="12"/>}</text:p>
      <text:p text:style-name="Standard"><text:s text:c="12"/></text:p>
      <text:p text:style-name="Standard"/>
      <text:p text:style-name="Standard"><text:s text:c="8"/>}</text:p>
      <text:p text:style-name="Standard"/>
      <text:p text:style-name="Standard"><text:s text:c="8"/>//printf("%d\n" , cnt);</text:p>
      <text:p text:style-name="Standard"/>
      <text:p text:style-name="Standard"><text:soft-page-break/></text:p>
      <text:p text:style-name="Standard"><text:s text:c="4"/>return 0;</text:p>
      <text:p text:style-name="Standard">}</text:p>
      <text:p text:style-name="Standard"/>
      <text:p text:style-name="Standard">//system enviroment =&gt; </text:p>
      <text:p text:style-name="Standard">// user envioment =</text:p>
      <text:p text:style-name="Standard"/>
      <text:p text:style-name="Standard"/>
      <text:p text:style-name="Standard"/>
      <text:p text:style-name="Standard">11 = &gt;</text:p>
      <text:p text:style-name="Standard"/>
      <text:p text:style-name="Standard"/>
      <text:p text:style-name="Standard">#include&lt;stdio.h&gt;</text:p>
      <text:p text:style-name="Standard">#include&lt;omp.h&gt;</text:p>
      <text:p text:style-name="Standard"/>
      <text:p text:style-name="Standard">int main(int argc, char const *argv[])</text:p>
      <text:p text:style-name="Standard">{</text:p>
      <text:p text:style-name="Standard"/>
      <text:p text:style-name="Standard"><text:s text:c="4"/>omp_set_num_threads(3);</text:p>
      <text:p text:style-name="Standard"><text:s text:c="4"/>printf("Whith no chunk sized passed\n");</text:p>
      <text:p text:style-name="Standard"/>
      <text:p text:style-name="Standard"><text:s text:c="4"/>#pragma omp parallel for schedule(dynamic)</text:p>
      <text:p text:style-name="Standard"><text:s text:c="4"/>for(int i = 0;i&lt;10;i++){</text:p>
      <text:p text:style-name="Standard"/>
      <text:p text:style-name="Standard"><text:s text:c="8"/>printf("thread %d process iteration %d\n" , omp_get_thread_num() , i);</text:p>
      <text:p text:style-name="Standard"><text:s text:c="4"/>}</text:p>
      <text:p text:style-name="Standard"/>
      <text:p text:style-name="Standard"><text:s text:c="4"/>printf("Whith <text:s/>chunk sized 2\n");</text:p>
      <text:p text:style-name="Standard"><text:s text:c="4"/>#pragma omp parallel for schedule(dynamic , 4)</text:p>
      <text:p text:style-name="Standard"><text:s text:c="4"/>for(int i = 0;i&lt;10;i++){</text:p>
      <text:p text:style-name="Standard"/>
      <text:p text:style-name="Standard"><text:s text:c="8"/>printf("thread %d process iteration %d\n" , omp_get_thread_num() , i);</text:p>
      <text:p text:style-name="Standard"><text:s text:c="4"/>} <text:s/>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>12 -&gt;</text:p>
      <text:p text:style-name="Standard"/>
      <text:p text:style-name="Standard"/>
      <text:p text:style-name="Standard">#include&lt;stdio.h&gt;</text:p>
      <text:p text:style-name="Standard">#include&lt;omp.h&gt;</text:p>
      <text:p text:style-name="Standard">#define N <text:s/>5</text:p>
      <text:p text:style-name="Standard"/>
      <text:p text:style-name="Standard">int main(int argc, char const *argv[])</text:p>
      <text:p text:style-name="Standard">{</text:p>
      <text:p text:style-name="Standard"><text:s text:c="4"/>int i = 10;</text:p>
      <text:p text:style-name="Standard"><text:s text:c="4"/>int a[N] , b[N] , c[N] , d[N] ;</text:p>
      <text:p text:style-name="Standard"><text:s text:c="4"/>double sum = 1;</text:p>
      <text:p text:style-name="Standard"><text:s text:c="4"/>double sum1 = 1;</text:p>
      <text:p text:style-name="Standard"><text:s text:c="4"/>for ( i= 0; i &lt; N; ++i)</text:p>
      <text:p text:style-name="Standard"><text:soft-page-break/><text:s text:c="4"/>{</text:p>
      <text:p text:style-name="Standard"><text:s text:c="8"/>a[i] = i * 2;</text:p>
      <text:p text:style-name="Standard"><text:s text:c="8"/>b[i] = i + 20;</text:p>
      <text:p text:style-name="Standard"><text:s text:c="4"/>}</text:p>
      <text:p text:style-name="Standard"><text:s text:c="4"/></text:p>
      <text:p text:style-name="Standard"><text:s text:c="4"/>i = 1;</text:p>
      <text:p text:style-name="Standard"/>
      <text:p text:style-name="Standard"><text:s text:c="4"/>omp_set_num_threads(2);</text:p>
      <text:p text:style-name="Standard"/>
      <text:p text:style-name="Standard"><text:s text:c="4"/>#pragma omp parallel <text:s/>shared(a,b,c,d) <text:s text:c="4"/></text:p>
      <text:p text:style-name="Standard"><text:s text:c="4"/>{</text:p>
      <text:p text:style-name="Standard"><text:s text:c="8"/>#pragma omp sections lastprivate(sum)</text:p>
      <text:p text:style-name="Standard"><text:s text:c="4"/>{</text:p>
      <text:p text:style-name="Standard"><text:s text:c="8"/>#pragma omp section </text:p>
      <text:p text:style-name="Standard"><text:s text:c="8"/>for (i=0 ; i &lt; N; ++i)</text:p>
      <text:p text:style-name="Standard"><text:s text:c="8"/>{</text:p>
      <text:p text:style-name="Standard"><text:s text:c="12"/></text:p>
      <text:p text:style-name="Standard"><text:s text:c="12"/>c[i] = a[i] + b[i];</text:p>
      <text:p text:style-name="Standard"><text:s text:c="12"/>sum = sum + c[i];</text:p>
      <text:p text:style-name="Standard"><text:s text:c="12"/>printf("Section 1 working thred : %d | %d + %d = %d\n" , omp_get_thread_num() , a[i] , b[i] , c[i]);</text:p>
      <text:p text:style-name="Standard"><text:s text:c="8"/>}</text:p>
      <text:p text:style-name="Standard"><text:s text:c="8"/></text:p>
      <text:p text:style-name="Standard"><text:s text:c="8"/>#pragma omp section</text:p>
      <text:p text:style-name="Standard"><text:s text:c="8"/>for (i=0 ; i &lt; N; ++i)</text:p>
      <text:p text:style-name="Standard"><text:s text:c="8"/>{</text:p>
      <text:p text:style-name="Standard"><text:s text:c="12"/>d[i] = a[i] * b[i];</text:p>
      <text:p text:style-name="Standard"><text:s text:c="12"/>sum1 <text:s/>= sum1 + d[i];</text:p>
      <text:p text:style-name="Standard"><text:s text:c="12"/>printf("Section 2 working thred : %d | %d * %d = %d\n" , omp_get_thread_num() , a[i] , b[i] , d[i]);</text:p>
      <text:p text:style-name="Standard"><text:s text:c="8"/>}</text:p>
      <text:p text:style-name="Standard"><text:s text:c="8"/></text:p>
      <text:p text:style-name="Standard"><text:s text:c="8"/></text:p>
      <text:p text:style-name="Standard"><text:s text:c="7"/></text:p>
      <text:p text:style-name="Standard"/>
      <text:p text:style-name="Standard"><text:s text:c="4"/>} <text:s/></text:p>
      <text:p text:style-name="Standard"/>
      <text:p text:style-name="Standard"><text:s text:c="9"/>printf("sun of addition outside = %d\n" , sum);</text:p>
      <text:p text:style-name="Standard"><text:s text:c="9"/>printf("sum of multiplication outside = %d\n" , sum1);</text:p>
      <text:p text:style-name="Standard"/>
      <text:p text:style-name="Standard"><text:s text:c="4"/>}</text:p>
      <text:p text:style-name="Standard"/>
      <text:p text:style-name="Standard"><text:s text:c="8"/>// printf("sun of addition outside = %d\n" , sum);</text:p>
      <text:p text:style-name="Standard"><text:s text:c="8"/>// printf("sum of multiplication outside = %d\n" , sum1);</text:p>
      <text:p text:style-name="Standard"/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>13=&gt;</text:p>
      <text:p text:style-name="Standard"/>
      <text:p text:style-name="Standard"><text:soft-page-break/>#include&lt;stdio.h&gt;</text:p>
      <text:p text:style-name="Standard">#include&lt;stdlib.h&gt;</text:p>
      <text:p text:style-name="Standard">#include&lt;omp.h&gt;</text:p>
      <text:p text:style-name="Standard"/>
      <text:p text:style-name="Standard"/>
      <text:p text:style-name="Standard">int main()</text:p>
      <text:p text:style-name="Standard">{</text:p>
      <text:p text:style-name="Standard"><text:s text:c="4"/>int val = 100;</text:p>
      <text:p text:style-name="Standard"><text:s text:c="4"/>int val1 = 99 ;</text:p>
      <text:p text:style-name="Standard"><text:s text:c="4"/>omp_set_num_threads(10);</text:p>
      <text:p text:style-name="Standard"><text:s text:c="3"/>#pragma omp parallel private(val)</text:p>
      <text:p text:style-name="Standard"><text:s text:c="4"/>//#pragma omp parallel default(shared)</text:p>
      <text:p text:style-name="Standard"><text:s text:c="4"/>{</text:p>
      <text:p text:style-name="Standard"/>
      <text:p text:style-name="Standard"><text:s text:c="8"/>if(omp_get_thread_num() == 0)</text:p>
      <text:p text:style-name="Standard"><text:s text:c="8"/>{</text:p>
      <text:p text:style-name="Standard"><text:s text:c="8"/>printf("Thread 0 set value of VAR1 %d <text:s/>\n" , val1);</text:p>
      <text:p text:style-name="Standard"><text:s text:c="8"/>printf("Thread 0 set value of VAR %d <text:s/>\n" , val);</text:p>
      <text:p text:style-name="Standard"><text:s text:c="8"/>val = 500;</text:p>
      <text:p text:style-name="Standard"><text:s text:c="8"/>val1=990;</text:p>
      <text:p text:style-name="Standard"/>
      <text:p text:style-name="Standard"><text:s text:c="8"/>printf("After Thread 0 set value of VAR %d <text:s/>\n" , val);</text:p>
      <text:p text:style-name="Standard"><text:s text:c="8"/>printf("After Thread 0 set value of VAR1 %d <text:s/>\n" , val1);</text:p>
      <text:p text:style-name="Standard"><text:s text:c="4"/></text:p>
      <text:p text:style-name="Standard"><text:s text:c="8"/>}</text:p>
      <text:p text:style-name="Standard"><text:s text:c="8"/>else{</text:p>
      <text:p text:style-name="Standard"><text:s text:c="13"/>printf("Thread %d set value of VAR %d \n" ,omp_get_thread_num() , <text:s/>val);</text:p>
      <text:p text:style-name="Standard"><text:s text:c="8"/>}</text:p>
      <text:p text:style-name="Standard"/>
      <text:p text:style-name="Standard"><text:s text:c="8"/>#pragma omp barrier // (wait)-&gt; state wait to complete above code </text:p>
      <text:p text:style-name="Standard"><text:s text:c="9"/>printf("**************************************\n");</text:p>
      <text:p text:style-name="Standard"/>
      <text:p text:style-name="Standard"><text:s text:c="9"/>if(omp_get_thread_num() == 1 )</text:p>
      <text:p text:style-name="Standard"><text:s text:c="9"/>{</text:p>
      <text:p text:style-name="Standard"><text:s text:c="12"/>printf("Thread 1 read the value of VAR %d\n",val);</text:p>
      <text:p text:style-name="Standard"><text:s text:c="9"/>}else{</text:p>
      <text:p text:style-name="Standard"><text:s text:c="12"/>printf("\n");</text:p>
      <text:p text:style-name="Standard"><text:s text:c="12"/>printf("Thread %d set value of VAR %d \n" ,omp_get_thread_num() , <text:s/>val);</text:p>
      <text:p text:style-name="Standard"><text:s text:c="9"/>}</text:p>
      <text:p text:style-name="Standard"><text:s text:c="4"/>}</text:p>
      <text:p text:style-name="Standard"><text:s text:c="4"/>//update value beacuse shared</text:p>
      <text:p text:style-name="Standard"><text:s text:c="4"/>printf("%d\n" , val);</text:p>
      <text:p text:style-name="Standard"><text:s text:c="4"/>printf("%d\n" , val1);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>14 =&gt;</text:p>
      <text:p text:style-name="Standard"/>
      <text:p text:style-name="Standard">#include &lt;stdio.h&gt;</text:p>
      <text:p text:style-name="Standard"><text:soft-page-break/>#include &lt;omp.h&gt;</text:p>
      <text:p text:style-name="Standard"/>
      <text:p text:style-name="Standard">int main()</text:p>
      <text:p text:style-name="Standard">{</text:p>
      <text:p text:style-name="Standard"/>
      <text:p text:style-name="Standard"><text:s text:c="4"/>int arr[200];</text:p>
      <text:p text:style-name="Standard"><text:s text:c="4"/>double sum = 0;</text:p>
      <text:p text:style-name="Standard"><text:s text:c="4"/>double sum2 = 0;</text:p>
      <text:p text:style-name="Standard"><text:s text:c="4"/>int len = sizeof(arr) / 4;</text:p>
      <text:p text:style-name="Standard"/>
      <text:p text:style-name="Standard"><text:s text:c="4"/>for (int i = 0; i &lt; len; i++)</text:p>
      <text:p text:style-name="Standard"><text:s text:c="4"/>{</text:p>
      <text:p text:style-name="Standard"><text:s text:c="8"/>arr[i] = 25;</text:p>
      <text:p text:style-name="Standard"><text:s text:c="4"/>}</text:p>
      <text:p text:style-name="Standard"/>
      <text:p text:style-name="Standard"><text:s text:c="4"/>omp_set_num_threads(5);</text:p>
      <text:p text:style-name="Standard"/>
      <text:p text:style-name="Standard"><text:s text:c="4"/>#pragma omp parallel for</text:p>
      <text:p text:style-name="Standard"><text:s text:c="7"/>for (int i = 0; i &lt; len; i++)</text:p>
      <text:p text:style-name="Standard"><text:s text:c="9"/>{ </text:p>
      <text:p text:style-name="Standard"><text:s text:c="11"/>sum2 = sum2 + i;</text:p>
      <text:p text:style-name="Standard"><text:s text:c="11"/>printf("ss\n");</text:p>
      <text:p text:style-name="Standard"><text:s text:c="11"/>sum = sum + arr[i];</text:p>
      <text:p text:style-name="Standard"><text:s text:c="6"/></text:p>
      <text:p text:style-name="Standard"><text:s text:c="9"/>}</text:p>
      <text:p text:style-name="Standard"/>
      <text:p text:style-name="Standard"/>
      <text:p text:style-name="Standard"/>
      <text:p text:style-name="Standard">printf("%.2lf\n", sum);</text:p>
      <text:p text:style-name="Standard">printf("%.2lf\n", sum2);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5:09:51.272631558</meta:creation-date>
    <dc:date>2023-11-03T15:10:26.487222537</dc:date>
    <meta:editing-duration>PT37S</meta:editing-duration>
    <meta:editing-cycles>1</meta:editing-cycles>
    <meta:document-statistic meta:table-count="0" meta:image-count="0" meta:object-count="0" meta:page-count="12" meta:paragraph-count="418" meta:word-count="1468" meta:character-count="10057" meta:non-whitespace-character-count="6915"/>
    <meta:generator>LibreOffice/7.5.7.1$Linux_X86_64 LibreOffice_project/50$Build-1</meta:generator>
  </office:meta>
</office:document-meta>
</file>